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5.981cm" svg:height="9.025cm" svg:x="1cm" svg:y="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 Ding</meta:initial-creator>
    <meta:creation-date>2016-11-25T16:48:46</meta:creation-date>
    <dc:date>2016-12-03T09:30:30</dc:date>
    <dc:creator>Lu Ding</dc:creator>
    <meta:editing-duration>PT8M40S</meta:editing-duration>
    <meta:editing-cycles>4</meta:editing-cycles>
    <meta:generator>OpenOffice/4.1.3$Unix OpenOffice.org_project/413m1$Build-9783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6">
      <number:scientific-number number:decimal-places="0" number:min-integer-digits="1" number:min-exponent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6" style:family="chart" style:data-style-name="N116">
      <style:chart-properties chart:display-label="true" chart:logarithmic="true" chart:reverse-direction="false" text:line-break="false" chart:link-data-style-to-source="false" chart:axis-position="0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8" style:family="chart">
      <style:graphic-properties draw:stroke="dash" draw:stroke-dash="Ultrafine_20_Dashed"/>
    </style:style>
    <style:style style:name="ch9" style:family="chart" style:data-style-name="N8000">
      <style:chart-properties chart:symbol-type="named-symbol" chart:symbol-name="square" chart:symbol-width="0.2cm" chart:symbol-height="0.2cm" chart:link-data-style-to-source="false"/>
      <style:graphic-properties svg:stroke-width="0.025cm" svg:stroke-color="#0000cc" draw:fill-color="#0000cc" dr3d:edge-rounding="5%"/>
      <style:text-properties fo:font-size="10pt" style:font-size-asian="10pt" style:font-size-complex="10pt"/>
    </style:style>
    <style:style style:name="ch10" style:family="chart" style:data-style-name="N8000">
      <style:chart-properties chart:symbol-type="named-symbol" chart:symbol-name="diamond" chart:symbol-width="0.25cm" chart:symbol-height="0.25cm" chart:link-data-style-to-source="false"/>
      <style:graphic-properties svg:stroke-width="0.025cm" svg:stroke-color="#cc0000" draw:fill-color="#cc0000" dr3d:edge-rounding="5%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arrow-down" chart:symbol-width="0.25cm" chart:symbol-height="0.25cm" chart:link-data-style-to-source="false"/>
      <style:graphic-properties svg:stroke-width="0.025cm" svg:stroke-color="#009900" draw:fill-color="#0099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width="0.051cm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2cm" svg:height="9.026cm" xlink:href="." xlink:type="simple" chart:class="chart:line" chart:style-name="ch1">
        <chart:legend chart:legend-position="end" svg:x="13.553cm" svg:y="3.618cm" style:legend-expansion="high" chart:style-name="ch2"/>
        <chart:plot-area chart:style-name="ch3" chart:data-source-has-labels="both" svg:x="1.486cm" svg:y="0.855cm" svg:width="11.429cm" svg:height="6.854cm">
          <chartooo:coordinate-region svg:x="2.499cm" svg:y="1.053cm" svg:width="10.322cm" svg:height="6.013cm"/>
          <chart:axis chart:dimension="x" chart:name="primary-x" chart:style-name="ch4" chartooo:axis-type="text">
            <chart:title svg:x="6.004cm" svg:y="7.889cm" chart:style-name="ch5">
              <text:p>mmax=nmax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5.201cm" chart:style-name="ch7">
              <text:p>time [sec]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_ext</text:p>
              </table:table-cell>
              <table:table-cell office:value-type="string">
                <text:p>F_id</text:p>
              </table:table-cell>
              <table:table-cell office:value-type="string">
                <text:p>F_ex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1">
                <text:p>0.021</text:p>
              </table:table-cell>
              <table:table-cell office:value-type="float" office:value="0.156">
                <text:p>0.156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65293">
                <text:p>0.265293</text:p>
              </table:table-cell>
              <table:table-cell office:value-type="float" office:value="1.173488333">
                <text:p>1.173488333</text:p>
              </table:table-cell>
              <table:table-cell office:value-type="float" office:value="1.972367">
                <text:p>1.9723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58233">
                <text:p>0.658233</text:p>
              </table:table-cell>
              <table:table-cell office:value-type="float" office:value="2.185668">
                <text:p>2.185668</text:p>
              </table:table-cell>
              <table:table-cell office:value-type="float" office:value="4.080379667">
                <text:p>4.080379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90758">
                <text:p>1.590758</text:p>
              </table:table-cell>
              <table:table-cell office:value-type="float" office:value="5.728462667">
                <text:p>5.728462667</text:p>
              </table:table-cell>
              <table:table-cell office:value-type="float" office:value="9.378240667">
                <text:p>9.378240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16663">
                <text:p>2.216663</text:p>
              </table:table-cell>
              <table:table-cell office:value-type="float" office:value="8.560365333">
                <text:p>8.560365333</text:p>
              </table:table-cell>
              <table:table-cell office:value-type="float" office:value="16.080222">
                <text:p>16.0802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